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36c" officeooo:paragraph-rsid="000d036c"/>
    </style:style>
    <style:style style:name="P2" style:family="paragraph" style:parent-style-name="Standard">
      <style:text-properties officeooo:rsid="000d17a7" officeooo:paragraph-rsid="000d17a7"/>
    </style:style>
    <style:style style:name="P3" style:family="paragraph" style:parent-style-name="Standard">
      <style:text-properties officeooo:rsid="000f0fcd" officeooo:paragraph-rsid="000f0fcd"/>
    </style:style>
    <style:style style:name="P4" style:family="paragraph" style:parent-style-name="Standard">
      <style:text-properties officeooo:rsid="00158612" officeooo:paragraph-rsid="00158612"/>
    </style:style>
    <style:style style:name="P5" style:family="paragraph" style:parent-style-name="Standard">
      <style:text-properties fo:font-style="italic" officeooo:rsid="000d17a7" officeooo:paragraph-rsid="000d17a7" style:font-style-asian="italic" style:font-style-complex="italic"/>
    </style:style>
    <style:style style:name="P6" style:family="paragraph" style:parent-style-name="Standard">
      <style:text-properties fo:font-style="italic" officeooo:rsid="00130aaa" officeooo:paragraph-rsid="00130aaa" style:font-style-asian="italic" style:font-style-complex="italic"/>
    </style:style>
    <style:style style:name="P7" style:family="paragraph" style:parent-style-name="Standard">
      <style:text-properties fo:font-style="italic" officeooo:rsid="000f0fcd" officeooo:paragraph-rsid="000f0fcd" style:font-style-asian="italic" style:font-style-complex="italic"/>
    </style:style>
    <style:style style:name="P8" style:family="paragraph" style:parent-style-name="Standard">
      <style:text-properties fo:font-style="italic" officeooo:rsid="000fc138" officeooo:paragraph-rsid="000f0fcd" style:font-style-asian="italic" style:font-style-complex="italic"/>
    </style:style>
    <style:style style:name="P9" style:family="paragraph" style:parent-style-name="Standard">
      <style:text-properties fo:font-style="italic" officeooo:rsid="00158612" officeooo:paragraph-rsid="000f0fcd" style:font-style-asian="italic" style:font-style-complex="italic"/>
    </style:style>
    <style:style style:name="P10" style:family="paragraph" style:parent-style-name="Standard">
      <style:text-properties fo:font-weight="bold" officeooo:rsid="000d036c" officeooo:paragraph-rsid="000d036c" style:font-weight-asian="bold" style:font-weight-complex="bold"/>
    </style:style>
    <style:style style:name="P11" style:family="paragraph" style:parent-style-name="Standard">
      <style:text-properties fo:color="#800000" fo:font-style="italic" officeooo:rsid="000f0fcd" officeooo:paragraph-rsid="000f0fcd" style:font-style-asian="italic" style:font-style-complex="italic"/>
    </style:style>
    <style:style style:name="P12" style:family="paragraph" style:parent-style-name="Standard">
      <style:text-properties fo:color="#800000" fo:font-style="italic" officeooo:rsid="00158612" officeooo:paragraph-rsid="00158612" style:font-style-asian="italic" style:font-style-complex="italic"/>
    </style:style>
    <style:style style:name="P13" style:family="paragraph" style:parent-style-name="Standard">
      <style:text-properties fo:color="#800000" fo:font-style="italic" officeooo:rsid="0017597c" officeooo:paragraph-rsid="00158612" style:font-style-asian="italic" style:font-style-complex="italic"/>
    </style:style>
    <style:style style:name="P14" style:family="paragraph" style:parent-style-name="Standard">
      <style:text-properties fo:color="#800000" fo:font-style="italic" officeooo:rsid="0019e9e2" officeooo:paragraph-rsid="001839bb" style:font-style-asian="italic" style:font-style-complex="italic"/>
    </style:style>
    <style:style style:name="P15" style:family="paragraph" style:parent-style-name="Standard">
      <style:text-properties fo:color="#800000" fo:font-style="italic" officeooo:rsid="0019e9e2" officeooo:paragraph-rsid="0019e9e2" style:font-style-asian="italic" style:font-style-complex="italic"/>
    </style:style>
    <style:style style:name="P16" style:family="paragraph" style:parent-style-name="Standard">
      <style:text-properties fo:color="#800000" fo:font-style="italic" officeooo:rsid="0022c687" officeooo:paragraph-rsid="0022c687" style:font-style-asian="italic" style:font-style-complex="italic"/>
    </style:style>
    <style:style style:name="P17" style:family="paragraph" style:parent-style-name="Standard">
      <style:text-properties fo:color="#800000" fo:font-style="italic" officeooo:rsid="0024b509" officeooo:paragraph-rsid="0024b509" style:font-style-asian="italic" style:font-style-complex="italic"/>
    </style:style>
    <style:style style:name="P18" style:family="paragraph" style:parent-style-name="Standard">
      <style:text-properties fo:color="#800000" fo:font-style="italic" officeooo:rsid="0026f799" officeooo:paragraph-rsid="0026f799" style:font-style-asian="italic" style:font-style-complex="italic"/>
    </style:style>
    <style:style style:name="P19" style:family="paragraph" style:parent-style-name="Standard">
      <style:text-properties fo:color="#800000" fo:font-style="italic" officeooo:rsid="002b4217" officeooo:paragraph-rsid="002b4217" style:font-style-asian="italic" style:font-style-complex="italic"/>
    </style:style>
    <style:style style:name="P20" style:family="paragraph" style:parent-style-name="Standard">
      <style:text-properties fo:color="#800000" officeooo:rsid="001839bb" officeooo:paragraph-rsid="001839bb"/>
    </style:style>
    <style:style style:name="P21" style:family="paragraph" style:parent-style-name="Standard">
      <style:text-properties fo:color="#800000" officeooo:rsid="001bd5b9" officeooo:paragraph-rsid="001bd5b9"/>
    </style:style>
    <style:style style:name="P22" style:family="paragraph" style:parent-style-name="Standard">
      <style:text-properties fo:color="#800000" officeooo:rsid="0020b3a0" officeooo:paragraph-rsid="0020b3a0"/>
    </style:style>
    <style:style style:name="P23" style:family="paragraph" style:parent-style-name="Preformatted_20_Text">
      <style:paragraph-properties fo:margin-top="0cm" fo:margin-bottom="0.499cm" loext:contextual-spacing="false"/>
    </style:style>
    <style:style style:name="P24" style:family="paragraph" style:parent-style-name="Standard" style:list-style-name="L1">
      <style:text-properties officeooo:rsid="000d036c" officeooo:paragraph-rsid="000d036c"/>
    </style:style>
    <style:style style:name="P25" style:family="paragraph" style:parent-style-name="Standard" style:list-style-name="L2">
      <style:text-properties officeooo:rsid="000d036c" officeooo:paragraph-rsid="000d036c"/>
    </style:style>
    <style:style style:name="P26" style:family="paragraph" style:parent-style-name="Standard">
      <style:text-properties officeooo:rsid="000d8ced" officeooo:paragraph-rsid="002d4d2f"/>
    </style:style>
    <style:style style:name="P27" style:family="paragraph" style:parent-style-name="Standard">
      <style:text-properties fo:font-style="italic" officeooo:rsid="000d17a7" officeooo:paragraph-rsid="002d4d2f" style:font-style-asian="italic" style:font-style-complex="italic"/>
    </style:style>
    <style:style style:name="P28" style:family="paragraph" style:parent-style-name="Standard">
      <style:text-properties fo:color="#800000" fo:font-style="italic" officeooo:rsid="000d17a7" officeooo:paragraph-rsid="002d4d2f" style:font-style-asian="italic" style:font-style-complex="italic"/>
    </style:style>
    <style:style style:name="P29" style:family="paragraph" style:parent-style-name="Standard">
      <style:text-properties fo:color="#800000" fo:font-style="italic" officeooo:rsid="000f0fcd" officeooo:paragraph-rsid="000f0fcd" style:font-style-asian="italic" style:font-style-complex="italic"/>
    </style:style>
    <style:style style:name="P30" style:family="paragraph" style:parent-style-name="Standard">
      <style:text-properties fo:color="#800000" fo:font-style="italic" officeooo:rsid="0030bf39" officeooo:paragraph-rsid="0030bf39" style:font-style-asian="italic" style:font-style-complex="italic"/>
    </style:style>
    <style:style style:name="P31" style:family="paragraph" style:parent-style-name="Standard">
      <style:text-properties fo:color="#800000" fo:font-style="italic" officeooo:rsid="002b4217" officeooo:paragraph-rsid="002b4217" style:font-style-asian="italic" style:font-style-complex="italic"/>
    </style:style>
    <style:style style:name="P32" style:family="paragraph" style:parent-style-name="Standard">
      <style:text-properties fo:color="#800000" fo:font-style="italic" officeooo:rsid="00315bf1" officeooo:paragraph-rsid="00315bf1" style:font-style-asian="italic" style:font-style-complex="italic"/>
    </style:style>
    <style:style style:name="P33" style:family="paragraph" style:parent-style-name="Standard">
      <style:text-properties fo:color="#800000" fo:font-style="italic" officeooo:rsid="00324a7c" officeooo:paragraph-rsid="003312c5" style:font-style-asian="italic" style:font-style-complex="italic"/>
    </style:style>
    <style:style style:name="P34" style:family="paragraph" style:parent-style-name="Text_20_body">
      <style:text-properties fo:color="#800000" fo:font-style="italic" officeooo:rsid="0030bf39" officeooo:paragraph-rsid="0030bf39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c138" style:font-style-asian="italic" style:font-style-complex="italic"/>
    </style:style>
    <style:style style:name="T4" style:family="text">
      <style:text-properties fo:font-style="italic" officeooo:rsid="00115c7e" style:font-style-asian="italic" style:font-style-complex="italic"/>
    </style:style>
    <style:style style:name="T5" style:family="text">
      <style:text-properties fo:font-style="italic" officeooo:rsid="00158612" style:font-style-asian="italic" style:font-style-complex="italic"/>
    </style:style>
    <style:style style:name="T6" style:family="text">
      <style:text-properties fo:font-style="italic" officeooo:rsid="0017597c" style:font-style-asian="italic" style:font-style-complex="italic"/>
    </style:style>
    <style:style style:name="T7" style:family="text">
      <style:text-properties fo:font-style="italic" officeooo:rsid="0019e9e2" style:font-style-asian="italic" style:font-style-complex="italic"/>
    </style:style>
    <style:style style:name="T8" style:family="text">
      <style:text-properties fo:font-style="italic" officeooo:rsid="00205a5b" style:font-style-asian="italic" style:font-style-complex="italic"/>
    </style:style>
    <style:style style:name="T9" style:family="text">
      <style:text-properties fo:color="#800000" fo:font-style="italic" style:font-style-asian="italic" style:font-style-complex="italic"/>
    </style:style>
    <style:style style:name="T10" style:family="text">
      <style:text-properties fo:color="#800000" fo:font-style="italic" officeooo:rsid="0017597c" style:font-style-asian="italic" style:font-style-complex="italic"/>
    </style:style>
    <style:style style:name="T11" style:family="text">
      <style:text-properties officeooo:rsid="00321731"/>
    </style:style>
    <style:style style:name="T12" style:family="text">
      <style:text-properties officeooo:rsid="003312c5"/>
    </style:style>
    <style:style style:name="T13" style:family="text">
      <style:text-properties fo:color="#111111" officeooo:rsid="003312c5"/>
    </style:style>
    <style:style style:name="T14" style:family="text">
      <style:text-properties fo:color="#111111" officeooo:rsid="0034c5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Verison control system</text:p>
      <text:p text:style-name="P10"/>
      <text:list xml:id="list3832201500695386294" text:style-name="L1">
        <text:list-item>
          <text:p text:style-name="P24">Distriuted</text:p>
        </text:list-item>
        <text:list-item>
          <text:p text:style-name="P24">Cordinates work between developers</text:p>
        </text:list-item>
        <text:list-item>
          <text:p text:style-name="P24">who <text:s/>made what change when</text:p>
        </text:list-item>
        <text:list-item>
          <text:p text:style-name="P24">revert back any time<text:tab/></text:p>
        </text:list-item>
        <text:list-item>
          <text:p text:style-name="P24">local and remote reposCreated in 2005 by Linus Torvald</text:p>
          <text:p text:style-name="P24"/>
          <text:p text:style-name="P24">No platform specifically</text:p>
        </text:list-item>
      </text:list>
      <text:p text:style-name="P1">Github and big bucket are remote repository</text:p>
      <text:p text:style-name="P1">To work on local repo and push into remote when connected to internet</text:p>
      <text:p text:style-name="P1"/>
      <text:p text:style-name="P1"/>
      <text:p text:style-name="P10">Features</text:p>
      <text:list xml:id="list5646979662990800779" text:style-name="L2">
        <text:list-item>
          <text:p text:style-name="P25">Keeps track of your code history</text:p>
        </text:list-item>
        <text:list-item>
          <text:p text:style-name="P25">Take snapshot of your files</text:p>
        </text:list-item>
        <text:list-item>
          <text:p text:style-name="P25">You decide when to take snapshots by <text:span text:style-name="T1">commits</text:span></text:p>
        </text:list-item>
        <text:list-item>
          <text:p text:style-name="P25">You can visit any snapshot at any time (safe coding)</text:p>
        </text:list-item>
        <text:list-item>
          <text:p text:style-name="P25">Stage files before committing</text:p>
        </text:list-item>
      </text:list>
      <text:p text:style-name="P1">Once you make a commit other developers can pull that information to their repository</text:p>
      <text:p text:style-name="P1"/>
      <text:p text:style-name="P1"/>
      <text:p text:style-name="P1">sudo apt-get install git</text:p>
      <text:p text:style-name="P1"/>
      <text:p text:style-name="P1"><text:a xlink:type="simple" xlink:href="http://git-scm.com/download/win" text:style-name="Internet_20_link" text:visited-style-name="Visited_20_Internet_20_Link">http://git-scm.com/download/win</text:a></text:p>
      <text:p text:style-name="P1"/>
      <text:p text:style-name="P2">Once you install </text:p>
      <text:p text:style-name="P2"/>
      <text:p text:style-name="P26">type the command : </text:p>
      <text:p text:style-name="P27"/>
      <text:p text:style-name="P28">git-- version</text:p>
      <text:p text:style-name="P5"/>
      <text:p text:style-name="P6">Create a folder Gittutorial</text:p>
      <text:p text:style-name="P5"/>
      <text:p text:style-name="P11">touch print.py</text:p>
      <text:p text:style-name="P11">touch swap.py</text:p>
      <text:p text:style-name="P7"/>
      <text:p text:style-name="P7">Add contents to print .py</text:p>
      <text:p text:style-name="P3"><text:span text:style-name="T2"><text:s/></text:span><text:span text:style-name="T4">Go </text:span><text:span text:style-name="T2">to the folder create git- in</text:span><text:span text:style-name="T3">it</text:span></text:p>
      <text:p text:style-name="P8"/>
      <text:p text:style-name="P3"><text:span text:style-name="T3">.</text:span><text:span text:style-name="T5">git will be created which is a hidden file</text:span></text:p>
      <text:p text:style-name="P9"/>
      <text:p text:style-name="P12">git config --global user.name 'soumya somasundaran'</text:p>
      <text:p text:style-name="P4"><text:span text:style-name="T9">git config --global u</text:span><text:span text:style-name="T10">ser.email ‘</text:span><text:a xlink:type="simple" xlink:href="mailto:soumyas567@gmail.com" text:style-name="Internet_20_link" text:visited-style-name="Visited_20_Internet_20_Link">soumyas567@gmail.com</text:a><text:span text:style-name="T10">’</text:span></text:p>
      <text:p text:style-name="P13"/>
      <text:p text:style-name="P20"><text:span text:style-name="T6">g</text:span><text:span text:style-name="T2">it add print.html</text:span></text:p>
      <text:p text:style-name="P20"/>
      <text:p text:style-name="P20"><text:span text:style-name="T2">git status(To check what happend</text:span><text:span text:style-name="T7">)</text:span></text:p>
      <text:p text:style-name="P14"/>
      <text:p text:style-name="P15">git rm –cached print.py</text:p>
      <text:p text:style-name="P21"><text:span text:style-name="T2"><text:s/>git add *.py # All files with .py </text:span><text:span text:style-name="T8">extension</text:span></text:p>
      <text:p text:style-name="P22"><text:soft-page-break/><text:span text:style-name="T8">g</text:span><text:span text:style-name="T2">it add. # add all files</text:span></text:p>
      <text:p text:style-name="P22"/>
      <text:p text:style-name="P22"/>
      <text:p text:style-name="P16">Change contents of print.py</text:p>
      <text:p text:style-name="P16"/>
      <text:p text:style-name="P17">git add .</text:p>
      <text:p text:style-name="P17"><text:s/></text:p>
      <text:p text:style-name="P18">git status<text:tab/></text:p>
      <text:p text:style-name="P18"/>
      <text:p text:style-name="P19">git commit -m “a line added”</text:p>
      <text:p text:style-name="P19"/>
      <text:p text:style-name="P19"/>
      <text:p text:style-name="P32">git <text:s/>remote <text:span text:style-name="T11">add</text:span> origin “url of remote repository”</text:p>
      <text:p text:style-name="P19"/>
      <text:p text:style-name="P30">git push -u origin <text:s/>master</text:p>
      <text:p text:style-name="P30"/>
      <text:p text:style-name="P34"><text:span text:style-name="Source_20_Text">origin</text:span> is an <text:span text:style-name="Strong_20_Emphasis">alias</text:span> <text:span text:style-name="Emphasis">on your system</text:span> for a particular remote repository. It's not actually a property of that repository.</text:p>
      <text:p text:style-name="Text_20_body">By doing</text:p>
      <text:p text:style-name="P23"><text:span text:style-name="Source_20_Text">git push origin branchname</text:span></text:p>
      <text:p text:style-name="Text_20_body">you're saying to push to the <text:span text:style-name="Source_20_Text">origin</text:span> repository. There's no requirement to name the remote repository <text:span text:style-name="Source_20_Text">origin</text:span>: in fact the same repository could have a different alias for another developer.</text:p>
      <text:p text:style-name="Text_20_body">Remotes are simply an <text:span text:style-name="Strong_20_Emphasis">alias</text:span> that store the url of repositories. You can see what url belongs to each remote by using </text:p>
      <text:p text:style-name="P33">git remote -v</text:p>
      <text:p text:style-name="P33"/>
      <text:p text:style-name="P33"><text:span text:style-name="T13">BRANCHES</text:span></text:p>
      <text:p text:style-name="P33"><text:span text:style-name="T13"/></text:p>
      <text:p text:style-name="P33"><text:span text:style-name="T13">1.What are branches</text:span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3"><text:span text:style-name="T13">1.Create Branch</text:span></text:p>
      <text:p text:style-name="P33"><text:span text:style-name="T13">git branch “branch name”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7:34:30.084631131</meta:creation-date>
    <dc:date>2017-11-08T11:37:54.388371193</dc:date>
    <meta:editing-duration>PT1H5M5S</meta:editing-duration>
    <meta:editing-cycles>36</meta:editing-cycles>
    <meta:generator>LibreOffice/5.1.6.2$Linux_X86_64 LibreOffice_project/10m0$Build-2</meta:generator>
    <meta:document-statistic meta:table-count="0" meta:image-count="0" meta:object-count="0" meta:page-count="2" meta:paragraph-count="52" meta:word-count="311" meta:character-count="1786" meta:non-whitespace-character-count="1527"/>
  </office:meta>
</office:document-meta>
</file>